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Subtitle"/>
      <text:h text:style-name="Heading_20_1" text:outline-level="1">Story structure</text:h>
      <text:h text:style-name="Heading_20_1" text:outline-level="1"><text:bookmark text:name="sc4"/>ACT 1</text:h>
      <text:section text:style-name="Sect1" text:name="sc4">
        <text:p text:style-name="Text_20_body">The normal life of the protagonist.</text:p>
      </text:section>
      <text:h text:style-name="Heading_20_2" text:outline-level="2"><text:bookmark text:name="sc5"/>Inciting Incident</text:h>
      <text:section text:style-name="Sect1" text:name="sc5">
        <text:p text:style-name="Text_20_body">Also called "catalyst" or "call to adventure". This sets the protagonist in motion.</text:p>
      </text:section>
      <text:h text:style-name="Heading_20_2" text:outline-level="2"><text:bookmark text:name="sc6"/>Plot Point 1</text:h>
      <text:section text:style-name="Sect1" text:name="sc6">
        <text:p text:style-name="Text_20_body">"Point of no return": The protagonist engages with the action the inciting incident has created.</text:p>
      </text:section>
      <text:h text:style-name="Heading_20_1" text:outline-level="1"><text:bookmark text:name="sc7"/>ACT 2</text:h>
      <text:section text:style-name="Sect1" text:name="sc7">
        <text:p text:style-name="Text_20_body">The bright side.</text:p>
        <text:p text:style-name="First_20_line_20_indent">Everything is going well.</text:p>
        <text:h text:style-name="Heading_20_2" text:outline-level="2"><text:soft-page-break/>Intermediate plot point</text:h>
        <text:p text:style-name="Text_20_body">Sidekick appears.</text:p>
      </text:section>
      <text:h text:style-name="Heading_20_2" text:outline-level="2"><text:bookmark text:name="sc8"/>Midpoint</text:h>
      <text:section text:style-name="Sect1" text:name="sc8">
        <text:p text:style-name="Text_20_body">The main turning point. A significant event, changing the development of things from good to bad, or vice versa.</text:p>
        <text:h text:style-name="Heading_20_1" text:outline-level="1">Act 3</text:h>
        <text:p text:style-name="Text_20_body">The dark side</text:p>
        <text:p text:style-name="First_20_line_20_indent">Everything is going worse.</text:p>
      </text:section>
      <text:h text:style-name="Heading_20_2" text:outline-level="2"><text:bookmark text:name="sc9"/>Plot Point 2</text:h>
      <text:section text:style-name="Sect1" text:name="sc9">
        <text:p text:style-name="Text_20_body">The aftermath of the Midpoint crisis. What changes the protagonist from "passenger" to "driver".</text:p>
      </text:section>
      <text:h text:style-name="Heading_20_1" text:outline-level="1"><text:bookmark text:name="sc10"/>ACT 3</text:h>
      <text:section text:style-name="Sect1" text:name="sc10">
        <text:p text:style-name="Text_20_body">Resolution</text:p>
      </text:section>
      <text:h text:style-name="Heading_20_2" text:outline-level="2"><text:bookmark text:name="sc11"/><text:soft-page-break/>Climax</text:h>
      <text:section text:style-name="Sect1" text:name="sc11">
        <text:p text:style-name="Text_20_body">The final moment of the story's conflic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US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cm"/>
      <style:text-properties style:font-name="Sitka Text" fo:font-size="12pt" style:letter-kerning="false"/>
    </style:style>
    <style:style style:name="Heading" style:family="paragraph" style:parent-style-name="Standard" style:next-style-name="Text_20_body" style:class="text">
      <style:paragraph-properties loext:contextual-spacing="false" fo:text-align="center" style:justify-single-word="false" fo:keep-with-next="always"/>
      <style:text-properties fo:letter-spacing="0.018cm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loext:contextual-spacing="false" style:line-height-at-least="0.7cm" fo:widows="0" fo:hyphenation-ladder-count="no-limit" style:page-number="auto"/>
      <style:text-properties fo:font-size="13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1.199cm" fo:margin-bottom="1.199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1.199cm" fo:margin-bottom="1.199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6cm" fo:margin-bottom="0.6cm"/>
      <style:text-properties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loext:contextual-spacing="false" fo:margin-top="0.6cm" fo:margin-bottom="0.6cm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eading_20_5" style:display-name="Heading 5" style:family="paragraph" style:parent-style-name="Heading" style:next-style-name="Text_20_body" style:class="text"/>
    <style:style style:name="Heading_20_6" style:display-name="Heading 6" style:family="paragraph" style:parent-style-name="Heading" style:next-style-name="Text_20_body" style:class="text"/>
    <style:style style:name="Heading_20_7" style:display-name="Heading 7" style:family="paragraph" style:parent-style-name="Heading" style:next-style-name="Text_20_body" style:class="text"/>
    <style:style style:name="Heading_20_8" style:display-name="Heading 8" style:family="paragraph" style:parent-style-name="Heading" style:next-style-name="Text_20_body" style:class="text"/>
    <style:style style:name="Heading_20_9" style:display-name="Heading 9" style:family="paragraph" style:parent-style-name="Heading" style:next-style-name="Text_20_body" style:class="text"/>
    <style:style style:name="Heading_20_10" style:display-name="Heading 10" style:family="paragraph" style:parent-style-name="Heading" style:next-style-name="Text_20_body" style:class="text"/>
    <style:style style:name="Quotations" style:family="paragraph" style:parent-style-name="Standard" style:class="html">
      <style:paragraph-properties fo:margin="100%" fo:margin-left="1cm" fo:margin-right="1cm" fo:margin-top="0cm" fo:margin-bottom="0cm" fo:text-indent="0cm" style:auto-text-indent="false"/>
      <style:text-properties style:font-name="Gill Sans MT" fo:font-size="12pt"/>
    </style:style>
    <style:style style:name="Chapter_20_beginning" style:display-name="Chapter beginning" style:family="paragraph" style:parent-style-name="Text_20_body" style:next-style-name="First_20_line_20_indent" style:class="text"/>
    <style:style style:name="Epigraph" style:family="paragraph" style:parent-style-name="Quotations" style:next-style-name="Epigraph_20_source" style:class="text"/>
    <style:style style:name="Epigraph_20_source" style:display-name="Epigraph source" style:family="paragraph" style:parent-style-name="Epigraph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Section_20_mark" style:display-name="Section mark" style:family="paragraph" style:parent-style-name="Standard" style:next-style-name="Text_20_body" style:class="text">
      <style:text-properties fo:color="#008000" fo:font-size="10pt" fo:language="zxx" fo:country="none"/>
    </style:style>
    <style:style style:name="Heading_20_3_20_invisible" style:display-name="Heading 3 invisible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text-transform="uppercase" fo:letter-spacing="0.007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1T10:40:13Z</meta:creation-date>
    <dc:date>2026-01-16T11:49:11.72</dc:date>
    <meta:editing-duration>PT5M5S</meta:editing-duration>
    <meta:editing-cycles>2</meta:editing-cycles>
    <meta:document-statistic meta:table-count="0" meta:image-count="0" meta:object-count="0" meta:page-count="3" meta:paragraph-count="23" meta:word-count="114" meta:character-count="683"/>
  </office:meta>
</office:document-meta>
</file>